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style:font-style-asian="normal" style:font-style-complex="normal"/>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text-properties style:font-name="Nimbus Roman No9 L" fo:font-size="12pt" style:font-size-asian="12pt" style:font-size-complex="12pt"/>
    </style:style>
    <style:style style:name="P22" style:family="paragraph" style:parent-style-name="Standard">
      <style:paragraph-properties fo:text-align="center" style:justify-single-word="false"/>
      <style:text-properties fo:color="#ff0000" fo:font-size="22pt" fo:background-color="#ffffff" style:font-size-asian="22pt" style:font-size-complex="2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5" style:family="text">
      <style:text-properties fo:color="#000000" fo:font-size="10pt" fo:font-style="normal" style:font-size-asian="10pt" style:font-style-asian="normal" style:font-size-complex="10pt" style:font-style-complex="normal"/>
    </style:style>
    <style:style style:name="T6" style:family="text">
      <style:text-properties fo:color="#000000" fo:font-size="10pt" fo:font-style="normal" style:font-name-asian="Monospace" style:font-size-asian="10pt" style:font-style-asian="normal" style:font-name-complex="Monospace" style:font-size-complex="10pt" style:font-style-complex="normal"/>
    </style:style>
    <style:style style:name="T7" style:family="text">
      <style:text-properties fo:color="#000000" fo:font-style="normal" style:font-name-asian="Monospace" style:font-style-asian="normal" style:font-name-complex="Monospace"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ot finished]</text:p>
      <text:p text:style-name="P2">A Geometric Approach to Monitoring Threshold Functions Over Distributed Data Streams</text:p>
      <text:p text:style-name="P3">Distributed System Implementation</text:p>
      <text:p text:style-name="P1">Tassos Souris</text:p>
      <text:p text:style-name="P1"/>
      <text:p text:style-name="P4">Introduction</text:p>
      <text:p text:style-name="P1">[1] introduces a novel geometric approach by which an arbitrary global monitoring task can be split into a set of constraints applied locally on each of the streams. The constraints are used to locally filter out data increments that do not affect the monitoring outcome, thus avoiding unnecessary communication. The paper introduces two algorithms for the distributed monitoring: the <text:span text:style-name="T1">Decentralized Algorithm </text:span><text:span text:style-name="T2">and the </text:span><text:span text:style-name="T1">Coordinator-Based Algorithm. </text:span><text:span text:style-name="T2">As part of our project we had to implement a distributed system using the </text:span><text:span text:style-name="T1">Coordinator-Based Algorithm </text:span><text:span text:style-name="T2">using a middle ware platform of our choice.</text:span></text:p>
      <text:p text:style-name="P1"><text:span text:style-name="T1"/></text:p>
      <text:p text:style-name="P7">Implementation</text:p>
      <text:p text:style-name="P8">For the implementation I chose the Java Programming Language and Java RMI (Remote Method Invocation) as the distributed technology. The implementation is organized in the following packages:</text:p>
      <text:list text:style-name="L1">
        <text:list-item>
          <text:p text:style-name="P9">gr.tuc.softnet.monitoring.configuration</text:p>
        </text:list-item>
        <text:list-item>
          <text:p text:style-name="P9">gr.tuc.softnet.monitoring.example</text:p>
        </text:list-item>
        <text:list-item>
          <text:p text:style-name="P9">gr.tuc.softnet.monitoring.protocol.constraint</text:p>
        </text:list-item>
        <text:list-item>
          <text:p text:style-name="P9">gr.tuc.softnet.monitoring.protocol.coordinator</text:p>
        </text:list-item>
        <text:list-item>
          <text:p text:style-name="P9">gr.tuc.softnet.monitoring.protocol.ordinarynode</text:p>
        </text:list-item>
        <text:list-item>
          <text:p text:style-name="P9">gr.tuc.softnet.monitoring.protocol.ordinarynode.datastream</text:p>
        </text:list-item>
        <text:list-item>
          <text:p text:style-name="P9">gr.tuc.softnet.monitoring.services</text:p>
        </text:list-item>
        <text:list-item>
          <text:p text:style-name="P9">gr.tuc.softnet.monitoring.util.buffer</text:p>
        </text:list-item>
        <text:list-item>
          <text:p text:style-name="P9">gr.tuc.softnet.monitoring.util.pair</text:p>
        </text:list-item>
        <text:list-item>
          <text:p text:style-name="P9">gr.tuc.softnet.monitoring.util.specification</text:p>
        </text:list-item>
        <text:list-item>
          <text:p text:style-name="P9">gr.tuc.softnet.monitoring.util.vector</text:p>
        </text:list-item>
      </text:list>
      <text:p text:style-name="P20"><text:span text:style-name="T1"/></text:p>
      <text:p text:style-name="P6">The system is initialized as follows: it is assumed that the set of the ordinary nodes is known beforehand. Upon initialization the Coordinator reads the names of the ordinary nodes that it expects to receive connections from. Then it awaits for session() requests (any other request in the meantime results in a Illegal State Exception) from all the nodes that it expects. <text:s/>Before all the nodes have established a session with the Coordinator via a session() message, those nodes that have a session can send a INIT() message. The Coordinator after it has established sessions with all the nodes it expects and it has received INIT() messages from all the nodes that it created sessions for proceeds on with the calculation of the estimate vector and the protocol proceeds as described in [1].</text:p>
      <text:p text:style-name="P6"/>
      <text:p text:style-name="P6">Here follows a description of the implementation for the Coordinator part:</text:p>
      <text:p text:style-name="P6"/>
      <text:p text:style-name="P6">The OrdinaryNode exposes its remote object in an rmi registry running on the host where the OrdinaryNode process is running. After that, it locates the Coordinator and sends a session() message passing its remote object and its name as parameters. In this way, the Coordinator keeps the <text:soft-page-break/>OrdinaryNode remote object so that it can later send NEW-EST(), ADJ-SLK() and REQ() messages and it uses the name to check if all the nodes that it expects have established a session with it.</text:p>
      <text:p text:style-name="P6">The data stream in the OrdinaryNode is implemented with a Producer/Consumer pattern:</text:p>
      <text:p text:style-name="P6">There are three classes involved. InputSource is used by a reader to determine how to read input as a byte stream. The InputSource is determined at runtime by a system property that is set with an XML properties file. InputSourceReader is used to read from an InputSource and derive from the input byte stream the values of the local statistics vector and the weight assigned to the stream. The InputSourceReader is an abstract class and the actual class implementing the InputSourceReader is determined at runtime also with a system property. With InputSource and InputSourceReader the user can provide alternate implementation for incoming data streams only changing the corresponding values in the XML properties file. </text:p>
      <text:p text:style-name="P1"><text:span text:style-name="T2">The last class is DataStream which is a Runnable object (meant to run in its own thread), and it uses a InputSourceReader to get the values from the incoming data stream and pass them to the rest of the OrdinaryNode system. This is achieved using a Producer/Consumer paradigm, where the DataStream in its own thread of control as it receives values from the InputSourceReader puts them in a queue thread-safely and the consumer can them later retrieve those values from these queue. In summary, the passing of the values between the incoming data stream occurs with a queue in the middle. For the queue I used <text:s/>a </text:span><text:span text:style-name="T3">BlockingQueue</text:span><text:span text:style-name="T4"> from the java.util.concurrent package:</text:span></text:p>
      <text:p text:style-name="P1"><text:span text:style-name="T4">A </text:span><text:a xlink:type="simple" xlink:href="http://download.oracle.com/javase/1.5.0/docs/api/java/util/Queue.html"><text:span text:style-name="Source_20_Text"><text:span text:style-name="T5">Queue</text:span></text:span></text:a><text:span text:style-name="T4"> that additionally supports operations that wait for the queue to become non-empty when retrieving an element, and wait for space to become available in the queue when storing an element.</text:span></text:p>
      <text:p text:style-name="P1"><text:span text:style-name="T4"/></text:p>
      <text:p text:style-name="P21"><text:span text:style-name="T7">The OrdinaryNode when it intitializes its remote object also starts a DataStramConsumer that is also runs in its own thread of control that it waits for values from the aforementioned queue.</text:span></text:p>
      <text:p text:style-name="P6"/>
      <text:p text:style-name="P6">Here follows a description of the implementation for the OrdinaryNode part:</text:p>
      <text:p text:style-name="P6"/>
      <text:p text:style-name="P6"/>
      <text:p text:style-name="P6"/>
      <text:p text:style-name="P4">REFERENCES</text:p>
      <text:p text:style-name="P5">[1] I. Sharfman, A. Schuster and D. Keren. A Geometric Approach to</text:p>
      <text:p text:style-name="P5"><text:s text:c="4"/>Monitoring Threshold Functions Over Distributed Data Streams.</text:p>
      <text:p text:style-name="P5"><text:s text:c="4"/>In Proc. SIGMOD 2006, 200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assos_souris tassos_souris</meta:initial-creator>
    <meta:creation-date>2011-07-10T22:02:53</meta:creation-date>
    <dc:creator>tassos_souris tassos_souris</dc:creator>
    <dc:date>2011-07-10T23:23:54</dc:date>
    <meta:editing-cycles>1</meta:editing-cycles>
    <meta:editing-duration>PT10M59S</meta:editing-duration>
    <meta:user-defined meta:name="Info 1"/>
    <meta:user-defined meta:name="Info 2"/>
    <meta:user-defined meta:name="Info 3"/>
    <meta:user-defined meta:name="Info 4"/>
    <meta:document-statistic meta:table-count="0" meta:image-count="0" meta:object-count="0" meta:page-count="2" meta:paragraph-count="32" meta:word-count="717" meta:character-count="4857"/>
  </office:meta>
</office:document-meta>
</file>